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ormatter.format( Object dataToForma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DateFormatter.setStringInputPattern( String input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er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